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text-properties fo:background-color="#ffff00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Heading_20_1" style:master-page-name="Standard">
      <style:paragraph-properties fo:text-align="center" style:justify-single-word="false" style:page-number="auto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weight="bold" style:font-weight-asian="bold"/>
    </style:style>
    <style:style style:name="T6" style:family="text">
      <style:text-properties fo:language="en" fo:country="US"/>
    </style:style>
    <style:style style:name="T7" style:family="text">
      <style:text-properties fo:language="ru" fo:country="RU"/>
    </style:style>
    <style:style style:name="T8" style:family="text">
      <style:text-properties style:font-name="Times New Roman" fo:font-size="16pt" fo:language="en" fo:country="US" fo:font-style="italic" fo:font-weight="bold" style:font-size-asian="16pt" style:font-style-asian="italic" style:font-weight-asian="bold" style:font-size-complex="16pt" style:font-style-complex="italic"/>
    </style:style>
    <style:style style:name="T9" style:family="text">
      <style:text-properties style:font-name="Times New Roman" fo:font-size="14pt" fo:language="en" fo:country="US" fo:font-style="italic" fo:font-weight="bold" style:font-size-asian="14pt" style:font-style-asian="italic" style:font-weight-asian="bold" style:font-size-complex="14pt" style:font-style-complex="italic"/>
    </style:style>
    <style:style style:name="T10" style:family="text">
      <style:text-properties style:font-name="Times New Roman" fo:font-size="14pt" fo:language="en" fo:country="U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1" style:family="text">
      <style:text-properties style:font-name="Times New Roman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2" style:family="text">
      <style:text-properties style:use-window-font-color="true" style:text-outline="false" style:text-line-through-style="none" style:text-position="0% 100%" style:font-name="Tahoma" fo:font-size="10pt" fo:letter-spacing="normal" fo:language="ru" fo:country="RU" fo:font-style="normal" fo:text-shadow="none" style:text-underline-style="none" fo:font-weight="normal" style:text-und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pan text:style-name="T1">Отзыв руководителя о дипломной работе</text:span></text:h>
      <text:p text:style-name="Text_20_body"><text:span text:style-name="T5">Студент</text:span>: <text:span text:style-name="T7">Еременок</text:span> Андрей Вячеславович, гр. 3351</text:p>
      <text:p text:style-name="Text_20_body"><text:span text:style-name="T5">Направление</text:span>: 552800 «Информатика и вычислительная техника»<office:annotation><dc:creator>eav eav</dc:creator><dc:date>2009-01-29T16:18:50.86</dc:date><text:p text:style-name="P4"><text:span text:style-name="T12">нужно?</text:span></text:p></office:annotation></text:p>
      <text:p text:style-name="Text_20_body"><text:span text:style-name="T5">Специальность</text:span>: 230105 «Программное обеспечение вычислительной техники и автоматизированных систем»</text:p>
      <text:p text:style-name="Text_20_body"><text:span text:style-name="T5">Тема</text:span>: <text:span text:style-name="T4">«</text:span><text:span text:style-name="T11">Разработка веб-редактора формализованных электронных документов на основе технологии GWT</text:span><text:span text:style-name="T4">»</text:span></text:p>
      <text:p text:style-name="Text_20_body"/>
      <text:p text:style-name="P1">Тема работы связана с <text:span text:style-name="T6">web</text:span>-программированием и новыми технологиями в <text:span text:style-name="T6">web</text:span>-программировании.</text:p>
      <text:p text:style-name="P1">В ходе работы студентом проведен анализ предметной области, исследованы возможные инструменты и методы решения задачи. В результате анализа определены достоинства и недостатки выбранных методов и инструментов и объясненно, почему сделан такой выбор.</text:p>
      <text:p text:style-name="P1">Произведена программная реализация модуля нормативно-справочной информации для редактора электронных документов, который, в свою очередь, является частью системы электронного декларирования товаров и транспортных средств.</text:p>
      <text:p text:style-name="P1">К сожалению, в дипломной работе кратко описано использование и внедрение модуля нормативно-справочной информации.</text:p>
      <text:p text:style-name="Text_20_body">Считаю, что дипломная работа Еременка А.В. заслуживает оценки «___», а ее автор – присвоения квалификации инженера по специальности 230105 «Программное обеспечение вычислительной техники и автоматизированных систем».</text:p>
      <text:p text:style-name="Text_20_body"/>
      <text:p text:style-name="Text_20_body">Руководитель,</text:p>
      <text:p text:style-name="P2">к.т.н. доцент<text:tab/><text:tab/><text:tab/><text:tab/><text:tab/><text:tab/><text:tab/><text:tab/>Опалева Э.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fo:line-height="150%" fo:text-align="justify" style:justify-single-word="false" fo:text-indent="0cm" style:auto-text-indent="true" style:page-number="auto"/>
      <style:text-properties fo:font-size="14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WW8Num1z0" style:family="text">
      <style:text-properties style:font-name="Times New Roman" fo:font-size="10pt" style:font-size-asian="10pt" style:font-name-complex="Times New Roman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3.156cm" fo:text-indent="1.27cm" fo:margin-left="1.251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Отзыв руководителя</dc:title>
    <meta:initial-creator>KVN</meta:initial-creator>
    <meta:creation-date>2002-06-06T18:32:00</meta:creation-date>
    <dc:creator>eav eav</dc:creator>
    <dc:date>2009-01-29T16:18:53.24</dc:date>
    <meta:print-date>2002-06-06T18:33:00</meta:print-date>
    <meta:editing-cycles>16</meta:editing-cycles>
    <meta:editing-duration>PT01H39M48S</meta:editing-duration>
    <meta:generator>OpenOffice.org/3.0$Win32 OpenOffice.org_project/300m9$Build-9358</meta:generator>
    <meta:document-statistic meta:table-count="0" meta:image-count="0" meta:object-count="0" meta:page-count="1" meta:paragraph-count="12" meta:word-count="145" meta:character-count="1271"/>
  </office:meta>
</office:document-meta>
</file>